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9/2021</text:span></text:p>
      <text:p text:style-name="P9"/>
      <text:p text:style-name="P10">RECIBI CONFORME</text:p>
      <text:p text:style-name="P9"/>
      <text:p text:style-name="P11">CLIENTE: NUTRIMENTOS DE ANIMALES NUEVO-HORIZONTE E.I.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ANDURO</text:span></text:p>
      <text:p text:style-name="P5"><text:span text:style-name="T1">Destino: </text:span><text:span text:style-name="T3">OXAPAMPA</text:span></text:p>
      <text:p text:style-name="P5"/>
      <text:p text:style-name="P5">Recojo: <text:span text:style-name="T3">NUTRIMENTOS DE ANIMALES NUEVO HORIZONTE</text:span></text:p>
      <text:p text:style-name="P5">Recojo: <text:span text:style-name="T3">ELMER FABIAN CALLUPE AGUILAR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2:18:5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